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04a" officeooo:paragraph-rsid="0018b04a"/>
    </style:style>
    <style:style style:name="P2" style:family="paragraph" style:parent-style-name="Standard">
      <style:text-properties officeooo:rsid="0018b04a" officeooo:paragraph-rsid="002201b9"/>
    </style:style>
    <style:style style:name="P3" style:family="paragraph" style:parent-style-name="Standard">
      <style:text-properties fo:font-size="10pt" fo:font-style="italic" fo:font-weight="bold" officeooo:rsid="0019a023" officeooo:paragraph-rsid="0019a023" style:font-size-asian="8.75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text-properties fo:font-size="10pt" fo:font-style="italic" fo:font-weight="bold" officeooo:rsid="002003d8" officeooo:paragraph-rsid="002003d8" style:font-size-asian="8.75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text-properties fo:font-size="10pt" fo:font-style="italic" fo:font-weight="bold" officeooo:rsid="0018b04a" officeooo:paragraph-rsid="0018b04a" style:font-size-asian="8.75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fo:font-size="10pt" fo:font-style="italic" fo:font-weight="bold" officeooo:rsid="002201b9" officeooo:paragraph-rsid="002201b9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fo:font-size="10pt" fo:font-style="italic" fo:font-weight="bold" officeooo:rsid="0023594e" officeooo:paragraph-rsid="0023594e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fo:font-size="10pt" fo:font-style="italic" officeooo:rsid="0019a023" officeooo:paragraph-rsid="0019a023" style:font-size-asian="8.75pt" style:font-style-asian="italic" style:font-size-complex="10pt" style:font-style-complex="italic"/>
    </style:style>
    <style:style style:name="P9" style:family="paragraph" style:parent-style-name="Standard">
      <style:text-properties fo:font-size="10pt" fo:font-style="italic" fo:font-weight="normal" officeooo:rsid="002003d8" officeooo:paragraph-rsid="002003d8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>
        <style:tab-stops>
          <style:tab-stop style:position="4.2799in"/>
        </style:tab-stops>
      </style:paragraph-properties>
      <style:text-properties fo:font-size="10pt" fo:font-style="italic" fo:font-weight="normal" officeooo:rsid="002003d8" officeooo:paragraph-rsid="002003d8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text-properties fo:font-size="10pt" fo:font-style="italic" fo:font-weight="normal" officeooo:rsid="002003d8" officeooo:paragraph-rsid="002003d8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text-properties fo:font-size="10pt" fo:font-style="italic" fo:font-weight="normal" officeooo:rsid="00224e17" officeooo:paragraph-rsid="00224e17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fo:font-size="10pt" fo:font-style="normal" fo:font-weight="normal" officeooo:rsid="0019a023" officeooo:paragraph-rsid="0019a023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fo:font-style="normal" fo:font-weight="bold" officeooo:rsid="0019a023" officeooo:paragraph-rsid="0019a023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rsid="0019a023" officeooo:paragraph-rsid="0019a023"/>
    </style:style>
    <style:style style:name="P16" style:family="paragraph" style:parent-style-name="Standard">
      <style:text-properties fo:font-size="12pt" fo:font-style="normal" fo:font-weight="normal" officeooo:rsid="0023594e" officeooo:paragraph-rsid="0023594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fo:font-weight="normal" officeooo:rsid="002686cf" officeooo:paragraph-rsid="002686c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23594e" officeooo:paragraph-rsid="0023594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02537bb" officeooo:paragraph-rsid="002537b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text-properties fo:font-size="10pt" fo:font-style="normal" fo:font-weight="normal" officeooo:rsid="0019a023" officeooo:paragraph-rsid="0019a023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4">
      <style:text-properties fo:font-size="10pt" fo:font-style="normal" fo:font-weight="normal" officeooo:rsid="0019d975" officeooo:paragraph-rsid="0019d975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4">
      <style:text-properties fo:font-size="10pt" fo:font-style="normal" fo:font-weight="normal" officeooo:rsid="001bcc51" officeooo:paragraph-rsid="001bcc51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4">
      <style:text-properties fo:font-size="10pt" fo:font-style="normal" fo:font-weight="normal" officeooo:rsid="001d8d58" officeooo:paragraph-rsid="001d8d58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fo:font-size="10pt" fo:font-style="normal" fo:font-weight="normal" officeooo:rsid="002950a3" officeooo:paragraph-rsid="002950a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fo:font-size="10pt" fo:font-style="normal" fo:font-weight="normal" officeooo:rsid="002a12f0" officeooo:paragraph-rsid="002a12f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fo:font-size="10pt" fo:font-style="normal" fo:font-weight="normal" officeooo:rsid="002e2898" officeooo:paragraph-rsid="002e289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fo:font-size="10pt" fo:font-style="italic" fo:font-weight="bold" officeooo:rsid="0023594e" officeooo:paragraph-rsid="0023594e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text-properties fo:font-size="10pt" fo:font-style="italic" fo:font-weight="bold" officeooo:rsid="002e2898" officeooo:paragraph-rsid="002e2898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text-properties fo:font-size="10pt" fo:font-style="italic" fo:font-weight="bold" officeooo:rsid="0019a023" officeooo:paragraph-rsid="002c7bfa" style:font-size-asian="8.75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text-properties fo:font-size="10pt" fo:font-style="italic" fo:font-weight="bold" officeooo:rsid="0019a023" officeooo:paragraph-rsid="0019a023" style:font-size-asian="8.75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text-properties officeooo:rsid="0018b04a" officeooo:paragraph-rsid="0018b04a"/>
    </style:style>
    <style:style style:name="P32" style:family="paragraph" style:parent-style-name="Standard">
      <style:text-properties officeooo:paragraph-rsid="002a12f0"/>
    </style:style>
    <style:style style:name="P33" style:family="paragraph" style:parent-style-name="Standard" style:list-style-name="L4">
      <style:text-properties officeooo:paragraph-rsid="002c7bfa"/>
    </style:style>
    <style:style style:name="T1" style:family="text">
      <style:text-properties officeooo:rsid="0019d9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style="normal" fo:font-weight="normal" officeooo:rsid="001d50ca" style:font-size-asian="8.75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fo:font-weight="normal" officeooo:rsid="001bcc51" style:font-size-asian="8.75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02a12f0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bold" officeooo:rsid="001f7283" style:font-size-asian="8.75pt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10pt" fo:font-style="normal" fo:font-weight="bold" officeooo:rsid="002003d8" style:font-size-asian="8.75pt" style:font-style-asian="normal" style:font-weight-asian="bold" style:font-size-complex="10pt" style:font-style-complex="normal" style:font-weight-complex="bold"/>
    </style:style>
    <style:style style:name="T8" style:family="text">
      <style:text-properties officeooo:rsid="0023594e"/>
    </style:style>
    <style:style style:name="T9" style:family="text">
      <style:text-properties officeooo:rsid="002a12f0"/>
    </style:style>
    <style:style style:name="T10" style:family="text">
      <style:text-properties fo:font-weight="normal" officeooo:rsid="0019d97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ODELING</text:p>
      <text:p text:style-name="P14"/>
      <text:p text:style-name="P4">Introduction</text:p>
      <text:p text:style-name="P11">Describe the system</text:p>
      <text:p text:style-name="P4"/>
      <text:p text:style-name="P3">General Assumptions</text:p>
      <text:p text:style-name="P9">General Assumption to let better understand how the system work</text:p>
      <text:p text:style-name="P13"/>
      <text:p text:style-name="P3"/>
      <text:p text:style-name="P3">Preliminar Validation</text:p>
      <text:p text:style-name="P10">Analyze the assumptions to validate the correctness of the system</text:p>
      <text:p text:style-name="P3"/>
      <text:p text:style-name="P3"/>
      <text:p text:style-name="P29">Factors</text:p>
      <text:p text:style-name="P29"><text:span text:style-name="T10">Factors that may affect the systems</text:span></text:p>
      <text:list xml:id="list2577684504" text:style-name="L4">
        <text:list-item>
          <text:p text:style-name="P20">Minion <text:span text:style-name="T1">Arrival Time</text:span></text:p>
        </text:list-item>
        <text:list-item>
          <text:p text:style-name="P20">Minion <text:span text:style-name="T1">Service Time (Life)</text:span></text:p>
        </text:list-item>
        <text:list-item>
          <text:p text:style-name="P21">Boss Arrival Time</text:p>
        </text:list-item>
        <text:list-item>
          <text:p text:style-name="P21">Boss Service Time (Life)</text:p>
        </text:list-item>
        <text:list-item>
          <text:p text:style-name="P21">Minion/Boss Service Distribution (Exponential or Constant)</text:p>
        </text:list-item>
        <text:list-item>
          <text:p text:style-name="P33"><text:span text:style-name="T4">Recovering Rate (tot set the difficulty game mode</text:span></text:p>
          <text:list>
            <text:list-item>
              <text:p text:style-name="P33"><text:span text:style-name="T3">example: choose between: </text:span><text:span text:style-name="T6">no-minion-recover, </text:span><text:span text:style-name="T7">100% recover rate, x% recover rate</text:span></text:p>
            </text:list-item>
          </text:list>
        </text:list-item>
        <text:list-item>
          <text:p text:style-name="P22">simulation time (to set the player life strength)</text:p>
          <text:list>
            <text:list-item>
              <text:p text:style-name="P23">example: choose between : <text:span text:style-name="T2">low, medium high</text:span></text:p>
            </text:list-item>
          </text:list>
        </text:list-item>
      </text:list>
      <text:p text:style-name="P3"/>
      <text:p text:style-name="P8"/>
      <text:p text:style-name="P8"/>
      <text:p text:style-name="P15"/>
      <text:p text:style-name="P1">IMPLEMENTATION</text:p>
      <text:p text:style-name="P5"/>
      <text:p text:style-name="P6">Modules</text:p>
      <text:p text:style-name="P6"/>
      <text:p text:style-name="P6">Messages</text:p>
      <text:p text:style-name="P6"/>
      <text:p text:style-name="P6">Modules Behaviour</text:p>
      <text:p text:style-name="P6"/>
      <text:p text:style-name="P6"/>
      <text:p text:style-name="P2"/>
      <text:p text:style-name="P1">VERIFICATION</text:p>
      <text:p text:style-name="P12">Tests made to verify <text:span text:style-name="T8">if the</text:span> implementation <text:span text:style-name="T8">reflects correctly the model</text:span></text:p>
      <text:p text:style-name="P12"/>
      <text:p text:style-name="P7">Deterministic and Simple Cases</text:p>
      <text:p text:style-name="P24"><text:span text:style-name="T9">Test m</text:span>ade by deterministic and simple cases (predicted values with constant inter-arrival and service time)</text:p>
      <text:p text:style-name="P7"/>
      <text:p text:style-name="P7"/>
      <text:p text:style-name="P7">Degeneracy Test</text:p>
      <text:p text:style-name="P32"><text:span text:style-name="T5">The degeneracy tests verifies the behavior of the simulation with parameters set to 0 values.</text:span></text:p>
      <text:p text:style-name="P7"/>
      <text:p text:style-name="P7"/>
      <text:p text:style-name="P7">Consistency Test</text:p>
      <text:p text:style-name="P25">The consistency test verifies if the system react consistently with the output.</text:p>
      <text:p text:style-name="P25">(2 test differenti con arrival time e service time uno il doppio dell’altro)</text:p>
      <text:p text:style-name="P25"/>
      <text:p text:style-name="P7"/>
      <text:p text:style-name="P7">Continuity Test</text:p>
      <text:p text:style-name="P26">The continuity test consists in check the correctness of the system in order to verify if changing slightly the input affect slightly the output</text:p>
      <text:p text:style-name="P7"/>
      <text:p text:style-name="P28"/>
      <text:p text:style-name="P28">Monotonicity Test</text:p>
      <text:p text:style-name="P7"/>
      <text:p text:style-name="P7"><text:soft-page-break/>Test Simulation for …</text:p>
      <text:p text:style-name="P7"/>
      <text:p text:style-name="P7">Verification Against Theoretical Model</text:p>
      <text:p text:style-name="P7"/>
      <text:p text:style-name="P16"/>
      <text:p text:style-name="P16"/>
      <text:p text:style-name="P16"/>
      <text:p text:style-name="P16"/>
      <text:p text:style-name="P16"/>
      <text:p text:style-name="P16"/>
      <text:p text:style-name="P17">FACTORS CALIBRATION </text:p>
      <text:p text:style-name="P17"/>
      <text:p text:style-name="P18">SIMULATION EXPERIMENTS</text:p>
      <text:p text:style-name="P18"/>
      <text:p text:style-name="P18"/>
      <text:p text:style-name="P19">CONCLUS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1:46:48.955363274</meta:creation-date>
    <dc:date>2022-11-11T10:09:09.277456598</dc:date>
    <meta:editing-duration>PT5H21M6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219" meta:character-count="1462" meta:non-whitespace-character-count="1290"/>
  </office:meta>
</office:document-meta>
</file>